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me</text:p>
          </table:table-cell>
          <table:table-cell table:style-name="ce1" office:value-type="string" calcext:value-type="string">
            <text:p>Priimek</text:p>
          </table:table-cell>
          <table:table-cell table:style-name="ce1" office:value-type="string" calcext:value-type="string">
            <text:p>EMŠO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Mesec</text:p>
          </table:table-cell>
          <table:table-cell table:style-name="ce1" office:value-type="string" calcext:value-type="string">
            <text:p>Leto</text:p>
          </table:table-cell>
          <table:table-cell table:style-name="ce1" office:value-type="string" calcext:value-type="string">
            <text:p>Datum rojstva</text:p>
          </table:table-cell>
          <table:table-cell table:style-name="ce1" office:value-type="string" calcext:value-type="string">
            <text:p>Spo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ukež</text:p>
          </table:table-cell>
          <table:table-cell office:value-type="string" calcext:value-type="string">
            <text:p>Drnulja</text:p>
          </table:table-cell>
          <table:table-cell table:style-name="ce2" office:value-type="string" calcext:value-type="string">
            <text:p>0203952500137</text:p>
          </table:table-cell>
          <table:table-cell table:formula="of:=MID([.C2];1;2)" office:value-type="string" office:string-value="02" calcext:value-type="string">
            <text:p>02</text:p>
          </table:table-cell>
          <table:table-cell table:formula="of:=MID([.C2];3;2)" office:value-type="string" office:string-value="03" calcext:value-type="string">
            <text:p>03</text:p>
          </table:table-cell>
          <table:table-cell table:formula="of:=CONCATENATE(IF(MID([.C2]; 5; 1)= &quot;9&quot;; &quot;1&quot;; &quot;2&quot;); MID([.C2]; 5; 3))" office:value-type="string" office:string-value="1952" calcext:value-type="string">
            <text:p>1952</text:p>
          </table:table-cell>
          <table:table-cell table:formula="of:=CONCATENATE([.F2]; &quot;-&quot;; [.E2]; &quot;-&quot;; [.D2])" office:value-type="string" office:string-value="1952-03-02" calcext:value-type="string">
            <text:p>1952-03-02</text:p>
          </table:table-cell>
          <table:table-cell table:formula="of:=IF(MID([.C2]; 10; 1)&gt;= &quot;5&quot;; &quot;ženski&quot;; &quot;moš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až</text:p>
          </table:table-cell>
          <table:table-cell office:value-type="string" calcext:value-type="string">
            <text:p>Slamorezec</text:p>
          </table:table-cell>
          <table:table-cell table:style-name="ce2" office:value-type="string" calcext:value-type="string">
            <text:p>1308959500124</text:p>
          </table:table-cell>
          <table:table-cell table:formula="of:=MID([.C3];1;2)" office:value-type="string" office:string-value="13" calcext:value-type="string">
            <text:p>13</text:p>
          </table:table-cell>
          <table:table-cell table:formula="of:=MID([.C3];3;2)" office:value-type="string" office:string-value="08" calcext:value-type="string">
            <text:p>08</text:p>
          </table:table-cell>
          <table:table-cell table:formula="of:=CONCATENATE(IF(MID([.C3]; 5; 1)= &quot;9&quot;; &quot;1&quot;; &quot;2&quot;); MID([.C3]; 5; 3))" office:value-type="string" office:string-value="1959" calcext:value-type="string">
            <text:p>1959</text:p>
          </table:table-cell>
          <table:table-cell table:formula="of:=CONCATENATE([.F3]; &quot;-&quot;; [.E3]; &quot;-&quot;; [.D3])" office:value-type="string" office:string-value="1959-08-13" calcext:value-type="string">
            <text:p>1959-08-13</text:p>
          </table:table-cell>
          <table:table-cell table:formula="of:=IF(MID([.C3]; 10; 1)&gt;= &quot;5&quot;; &quot;ženski&quot;; &quot;moš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vla</text:p>
          </table:table-cell>
          <table:table-cell office:value-type="string" calcext:value-type="string">
            <text:p>Zaropotaj</text:p>
          </table:table-cell>
          <table:table-cell table:style-name="ce2" office:value-type="string" calcext:value-type="string">
            <text:p>2203962505231</text:p>
          </table:table-cell>
          <table:table-cell table:formula="of:=MID([.C4];1;2)" office:value-type="string" office:string-value="22" calcext:value-type="string">
            <text:p>22</text:p>
          </table:table-cell>
          <table:table-cell table:formula="of:=MID([.C4];3;2)" office:value-type="string" office:string-value="03" calcext:value-type="string">
            <text:p>03</text:p>
          </table:table-cell>
          <table:table-cell table:formula="of:=CONCATENATE(IF(MID([.C4]; 5; 1)= &quot;9&quot;; &quot;1&quot;; &quot;2&quot;); MID([.C4]; 5; 3))" office:value-type="string" office:string-value="1962" calcext:value-type="string">
            <text:p>1962</text:p>
          </table:table-cell>
          <table:table-cell table:formula="of:=CONCATENATE([.F4]; &quot;-&quot;; [.E4]; &quot;-&quot;; [.D4])" office:value-type="string" office:string-value="1962-03-22" calcext:value-type="string">
            <text:p>1962-03-22</text:p>
          </table:table-cell>
          <table:table-cell table:formula="of:=IF(MID([.C4]; 10; 1)&gt;= &quot;5&quot;; &quot;ženski&quot;; &quot;moški&quot;)" office:value-type="string" office:string-value="ženski" calcext:value-type="string">
            <text:p>žens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ček</text:p>
          </table:table-cell>
          <table:table-cell office:value-type="string" calcext:value-type="string">
            <text:p>Griža</text:p>
          </table:table-cell>
          <table:table-cell table:style-name="ce2" office:value-type="string" calcext:value-type="string">
            <text:p>1809955500218</text:p>
          </table:table-cell>
          <table:table-cell table:formula="of:=MID([.C5];1;2)" office:value-type="string" office:string-value="18" calcext:value-type="string">
            <text:p>18</text:p>
          </table:table-cell>
          <table:table-cell table:formula="of:=MID([.C5];3;2)" office:value-type="string" office:string-value="09" calcext:value-type="string">
            <text:p>09</text:p>
          </table:table-cell>
          <table:table-cell table:formula="of:=CONCATENATE(IF(MID([.C5]; 5; 1)= &quot;9&quot;; &quot;1&quot;; &quot;2&quot;); MID([.C5]; 5; 3))" office:value-type="string" office:string-value="1955" calcext:value-type="string">
            <text:p>1955</text:p>
          </table:table-cell>
          <table:table-cell table:formula="of:=CONCATENATE([.F5]; &quot;-&quot;; [.E5]; &quot;-&quot;; [.D5])" office:value-type="string" office:string-value="1955-09-18" calcext:value-type="string">
            <text:p>1955-09-18</text:p>
          </table:table-cell>
          <table:table-cell table:formula="of:=IF(MID([.C5]; 10; 1)&gt;= &quot;5&quot;; &quot;ženski&quot;; &quot;moš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šte</text:p>
          </table:table-cell>
          <table:table-cell office:value-type="string" calcext:value-type="string">
            <text:p>Krevs</text:p>
          </table:table-cell>
          <table:table-cell table:style-name="ce2" office:value-type="string" calcext:value-type="string">
            <text:p>2710963500313</text:p>
          </table:table-cell>
          <table:table-cell table:formula="of:=MID([.C6];1;2)" office:value-type="string" office:string-value="27" calcext:value-type="string">
            <text:p>27</text:p>
          </table:table-cell>
          <table:table-cell table:formula="of:=MID([.C6];3;2)" office:value-type="string" office:string-value="10" calcext:value-type="string">
            <text:p>10</text:p>
          </table:table-cell>
          <table:table-cell table:formula="of:=CONCATENATE(IF(MID([.C6]; 5; 1)= &quot;9&quot;; &quot;1&quot;; &quot;2&quot;); MID([.C6]; 5; 3))" office:value-type="string" office:string-value="1963" calcext:value-type="string">
            <text:p>1963</text:p>
          </table:table-cell>
          <table:table-cell table:formula="of:=CONCATENATE([.F6]; &quot;-&quot;; [.E6]; &quot;-&quot;; [.D6])" office:value-type="string" office:string-value="1963-10-27" calcext:value-type="string">
            <text:p>1963-10-27</text:p>
          </table:table-cell>
          <table:table-cell table:formula="of:=IF(MID([.C6]; 10; 1)&gt;= &quot;5&quot;; &quot;ženski&quot;; &quot;moš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Strama</text:p>
          </table:table-cell>
          <table:table-cell table:style-name="ce2" office:value-type="string" calcext:value-type="string">
            <text:p>3107964505276</text:p>
          </table:table-cell>
          <table:table-cell table:formula="of:=MID([.C7];1;2)" office:value-type="string" office:string-value="31" calcext:value-type="string">
            <text:p>31</text:p>
          </table:table-cell>
          <table:table-cell table:formula="of:=MID([.C7];3;2)" office:value-type="string" office:string-value="07" calcext:value-type="string">
            <text:p>07</text:p>
          </table:table-cell>
          <table:table-cell table:formula="of:=CONCATENATE(IF(MID([.C7]; 5; 1)= &quot;9&quot;; &quot;1&quot;; &quot;2&quot;); MID([.C7]; 5; 3))" office:value-type="string" office:string-value="1964" calcext:value-type="string">
            <text:p>1964</text:p>
          </table:table-cell>
          <table:table-cell table:formula="of:=CONCATENATE([.F7]; &quot;-&quot;; [.E7]; &quot;-&quot;; [.D7])" office:value-type="string" office:string-value="1964-07-31" calcext:value-type="string">
            <text:p>1964-07-31</text:p>
          </table:table-cell>
          <table:table-cell table:formula="of:=IF(MID([.C7]; 10; 1)&gt;= &quot;5&quot;; &quot;ženski&quot;; &quot;moški&quot;)" office:value-type="string" office:string-value="ženski" calcext:value-type="string">
            <text:p>žens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Črmaž</text:p>
          </table:table-cell>
          <table:table-cell table:style-name="ce2" office:value-type="string" calcext:value-type="string">
            <text:p>2811000500017</text:p>
          </table:table-cell>
          <table:table-cell table:formula="of:=MID([.C8];1;2)" office:value-type="string" office:string-value="28" calcext:value-type="string">
            <text:p>28</text:p>
          </table:table-cell>
          <table:table-cell table:formula="of:=MID([.C8];3;2)" office:value-type="string" office:string-value="11" calcext:value-type="string">
            <text:p>11</text:p>
          </table:table-cell>
          <table:table-cell table:formula="of:=CONCATENATE(IF(MID([.C8]; 5; 1)= &quot;9&quot;; &quot;1&quot;; &quot;2&quot;); MID([.C8]; 5; 3))" office:value-type="string" office:string-value="2000" calcext:value-type="string">
            <text:p>2000</text:p>
          </table:table-cell>
          <table:table-cell table:formula="of:=CONCATENATE([.F8]; &quot;-&quot;; [.E8]; &quot;-&quot;; [.D8])" office:value-type="string" office:string-value="2000-11-28" calcext:value-type="string">
            <text:p>2000-11-28</text:p>
          </table:table-cell>
          <table:table-cell table:formula="of:=IF(MID([.C8]; 10; 1)&gt;= &quot;5&quot;; &quot;ženski&quot;; &quot;moš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Špela</text:p>
          </table:table-cell>
          <table:table-cell office:value-type="string" calcext:value-type="string">
            <text:p>Kišovar</text:p>
          </table:table-cell>
          <table:table-cell table:style-name="ce2" office:value-type="string" calcext:value-type="string">
            <text:p>1402001505453</text:p>
          </table:table-cell>
          <table:table-cell table:formula="of:=MID([.C9];1;2)" office:value-type="string" office:string-value="14" calcext:value-type="string">
            <text:p>14</text:p>
          </table:table-cell>
          <table:table-cell table:formula="of:=MID([.C9];3;2)" office:value-type="string" office:string-value="02" calcext:value-type="string">
            <text:p>02</text:p>
          </table:table-cell>
          <table:table-cell table:formula="of:=CONCATENATE(IF(MID([.C9]; 5; 1)= &quot;9&quot;; &quot;1&quot;; &quot;2&quot;); MID([.C9]; 5; 3))" office:value-type="string" office:string-value="2001" calcext:value-type="string">
            <text:p>2001</text:p>
          </table:table-cell>
          <table:table-cell table:formula="of:=CONCATENATE([.F9]; &quot;-&quot;; [.E9]; &quot;-&quot;; [.D9])" office:value-type="string" office:string-value="2001-02-14" calcext:value-type="string">
            <text:p>2001-02-14</text:p>
          </table:table-cell>
          <table:table-cell table:formula="of:=IF(MID([.C9]; 10; 1)&gt;= &quot;5&quot;; &quot;ženski&quot;; &quot;moški&quot;)" office:value-type="string" office:string-value="ženski" calcext:value-type="string">
            <text:p>ženski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želj Gregor</dc:creator>
    <meta:creation-date>2020-04-05T15:54:52</meta:creation-date>
    <dc:date>2020-04-23T20:27:46</dc:date>
    <meta:generator>LibreOffice/5.0.6.3$Windows_x86 LibreOffice_project/490fc03b25318460cfc54456516ea2519c11d1aa</meta:generator>
    <meta:document-statistic meta:table-count="1" meta:cell-count="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